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125in" fo:margin-bottom="0in" fo:line-height="100%" fo:background-color="#F7F7F7"/>
      <style:text-properties style:font-name="Roboto" style:font-name-asian="Times New Roman" fo:font-weight="bold" style:font-weight-asian="bold" style:font-weight-complex="bold" fo:color="#111111" fo:font-size="13.5pt" style:font-size-asian="13.5pt" style:font-size-complex="13.5pt" style:language-asian="en" style:country-asian="GB"/>
    </style:style>
    <style:style style:name="P3" style:parent-style-name="Normal" style:family="paragraph">
      <style:paragraph-properties fo:margin-top="0.125in" fo:margin-bottom="0in" fo:line-height="100%" fo:background-color="#F7F7F7"/>
      <style:text-properties style:font-name="Roboto" style:font-name-asian="Times New Roman" fo:color="#111111" fo:font-size="12pt" style:font-size-asian="12pt" style:font-size-complex="12pt" style:language-asian="en" style:country-asian="GB"/>
    </style:style>
    <style:style style:name="P4"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5"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6"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7"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8"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9" style:parent-style-name="Normal" style:family="paragraph">
      <style:paragraph-properties fo:margin-top="0.125in" fo:margin-bottom="0in" fo:line-height="100%" fo:background-color="#F7F7F7"/>
      <style:text-properties style:font-name="Roboto" style:font-name-asian="Times New Roman" fo:font-weight="bold" style:font-weight-asian="bold" style:font-weight-complex="bold" fo:color="#111111" fo:font-size="13.5pt" style:font-size-asian="13.5pt" style:font-size-complex="13.5pt" style:language-asian="en" style:country-asian="GB"/>
    </style:style>
    <style:style style:name="P10"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11"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12" style:parent-style-name="Normal" style:family="paragraph">
      <style:paragraph-properties fo:margin-top="0.125in" fo:margin-bottom="0in" fo:line-height="100%" fo:background-color="#F7F7F7"/>
      <style:text-properties style:font-name="Roboto" style:font-name-asian="Times New Roman" fo:font-weight="bold" style:font-weight-asian="bold" style:font-weight-complex="bold" fo:color="#111111" fo:font-size="13.5pt" style:font-size-asian="13.5pt" style:font-size-complex="13.5pt" style:language-asian="en" style:country-asian="GB"/>
    </style:style>
    <style:style style:name="P13"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14" style:parent-style-name="Normal" style:family="paragraph">
      <style:paragraph-properties fo:margin-top="0.0694in" fo:margin-bottom="0.0694in" fo:line-height="100%" fo:background-color="#F7F7F7"/>
    </style:style>
    <style:style style:name="T15"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T16" style:parent-style-name="DefaultParagraphFont" style:family="text">
      <style:text-properties style:font-name="Times New Roman" style:font-name-asian="Times New Roman" fo:color="#111111" fo:font-size="12pt" style:font-size-asian="12pt" style:font-size-complex="12pt" style:language-asian="en" style:country-asian="GB"/>
    </style:style>
    <style:style style:name="T17"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T18" style:parent-style-name="DefaultParagraphFont" style:family="text">
      <style:text-properties style:font-name="Times New Roman" style:font-name-asian="Times New Roman" fo:color="#111111" fo:font-size="12pt" style:font-size-asian="12pt" style:font-size-complex="12pt" style:language-asian="en" style:country-asian="GB"/>
    </style:style>
    <style:style style:name="T19"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20"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21" style:parent-style-name="Normal" style:family="paragraph">
      <style:paragraph-properties fo:margin-top="0.125in" fo:margin-bottom="0in" fo:line-height="100%" fo:background-color="#F7F7F7"/>
      <style:text-properties style:font-name="Roboto" style:font-name-asian="Times New Roman" fo:font-weight="bold" style:font-weight-asian="bold" style:font-weight-complex="bold" fo:color="#111111" fo:font-size="13.5pt" style:font-size-asian="13.5pt" style:font-size-complex="13.5pt" style:language-asian="en" style:country-asian="GB"/>
    </style:style>
    <style:style style:name="P22" style:parent-style-name="Normal" style:family="paragraph">
      <style:paragraph-properties fo:margin-bottom="0in" fo:line-height="100%" fo:margin-left="0.5in" fo:background-color="#F7F7F7">
        <style:tab-stops/>
      </style:paragraph-properties>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P23" style:parent-style-name="Normal" style:family="paragraph">
      <style:paragraph-properties fo:margin-bottom="0in" fo:line-height="100%" fo:margin-left="0.5in" fo:background-color="#F7F7F7">
        <style:tab-stops/>
      </style:paragraph-properties>
    </style:style>
    <style:style style:name="T24"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P25"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26"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27"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28" style:parent-style-name="Normal" style:family="paragraph">
      <style:paragraph-properties fo:margin-bottom="0in" fo:line-height="100%" fo:margin-left="0.5in" fo:background-color="#F7F7F7">
        <style:tab-stops/>
      </style:paragraph-properties>
    </style:style>
    <style:style style:name="T29"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P30"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31"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32"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33" style:parent-style-name="Normal" style:family="paragraph">
      <style:paragraph-properties fo:margin-bottom="0in" fo:line-height="100%" fo:margin-left="0.5in" fo:background-color="#F7F7F7">
        <style:tab-stops/>
      </style:paragraph-properties>
    </style:style>
    <style:style style:name="T34"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P35"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36"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37"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38" style:parent-style-name="Normal" style:family="paragraph">
      <style:paragraph-properties fo:margin-bottom="0in" fo:line-height="100%" fo:margin-left="0.5in" fo:background-color="#F7F7F7">
        <style:tab-stops/>
      </style:paragraph-properties>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P39" style:parent-style-name="Normal" style:family="paragraph">
      <style:paragraph-properties fo:margin-bottom="0in" fo:line-height="100%" fo:margin-left="0.5in" fo:background-color="#F7F7F7">
        <style:tab-stops/>
      </style:paragraph-properties>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P40" style:parent-style-name="Normal" style:family="paragraph">
      <style:paragraph-properties fo:margin-bottom="0in" fo:line-height="100%" fo:margin-left="0.5in" fo:background-color="#F7F7F7">
        <style:tab-stops/>
      </style:paragraph-properties>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P41" style:parent-style-name="Normal" style:family="paragraph">
      <style:paragraph-properties fo:margin-bottom="0in" fo:line-height="100%" fo:margin-left="0.5in" fo:background-color="#F7F7F7">
        <style:tab-stops/>
      </style:paragraph-properties>
    </style:style>
    <style:style style:name="T42"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P43"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44"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45"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46" style:parent-style-name="Normal" style:family="paragraph">
      <style:paragraph-properties fo:margin-top="0.0694in" fo:margin-bottom="0.0694in" fo:line-height="100%" fo:margin-left="0.75in" fo:background-color="#F7F7F7">
        <style:tab-stops/>
      </style:paragraph-properties>
      <style:text-properties style:font-name="Roboto" style:font-name-asian="Times New Roman" fo:color="#111111" fo:font-size="12pt" style:font-size-asian="12pt" style:font-size-complex="12pt" style:language-asian="en" style:country-asian="GB"/>
    </style:style>
    <style:style style:name="P47" style:parent-style-name="Normal" style:family="paragraph">
      <style:paragraph-properties fo:margin-top="0.125in" fo:margin-bottom="0in" fo:line-height="100%" fo:background-color="#F7F7F7"/>
      <style:text-properties style:font-name="Roboto" style:font-name-asian="Times New Roman" fo:font-weight="bold" style:font-weight-asian="bold" style:font-weight-complex="bold" fo:color="#111111" fo:font-size="13.5pt" style:font-size-asian="13.5pt" style:font-size-complex="13.5pt" style:language-asian="en" style:country-asian="GB"/>
    </style:style>
    <style:style style:name="P48"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49"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50"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51" style:parent-style-name="Normal" style:family="paragraph">
      <style:paragraph-properties fo:margin-top="0.125in" fo:margin-bottom="0in" fo:line-height="100%" fo:background-color="#F7F7F7"/>
      <style:text-properties style:font-name="Roboto" style:font-name-asian="Times New Roman" fo:font-weight="bold" style:font-weight-asian="bold" style:font-weight-complex="bold" fo:color="#111111" fo:font-size="13.5pt" style:font-size-asian="13.5pt" style:font-size-complex="13.5pt" style:language-asian="en" style:country-asian="GB"/>
    </style:style>
    <style:style style:name="P52"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53"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54" style:parent-style-name="Normal" style:family="paragraph">
      <style:paragraph-properties fo:margin-bottom="0in" fo:line-height="100%" fo:background-color="#F7F7F7"/>
    </style:style>
    <style:style style:name="T55"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56"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57" style:parent-style-name="Normal" style:family="paragraph">
      <style:paragraph-properties fo:margin-top="0.0694in" fo:margin-bottom="0.0694in" fo:line-height="100%" fo:background-color="#F7F7F7"/>
    </style:style>
    <style:style style:name="T58"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59"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T60"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T61"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62" style:parent-style-name="Normal" style:family="paragraph">
      <style:paragraph-properties fo:margin-top="0.0694in" fo:margin-bottom="0.0694in" fo:line-height="100%" fo:background-color="#F7F7F7"/>
    </style:style>
    <style:style style:name="T63"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64"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65" style:parent-style-name="Normal" style:family="paragraph">
      <style:paragraph-properties fo:margin-top="0.0694in" fo:margin-bottom="0.0694in" fo:line-height="100%" fo:background-color="#F7F7F7"/>
    </style:style>
    <style:style style:name="T66"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67"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T68"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T69"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70" style:parent-style-name="Normal" style:family="paragraph">
      <style:paragraph-properties fo:margin-top="0.0694in" fo:margin-bottom="0.0694in" fo:line-height="100%" fo:background-color="#F7F7F7"/>
    </style:style>
    <style:style style:name="T71"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72"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73" style:parent-style-name="Normal" style:family="paragraph">
      <style:paragraph-properties fo:margin-bottom="0in" fo:line-height="100%" fo:background-color="#F7F7F7"/>
    </style:style>
    <style:style style:name="T74"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75"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76" style:parent-style-name="Normal" style:family="paragraph">
      <style:paragraph-properties fo:margin-top="0.0694in" fo:margin-bottom="0.0694in" fo:line-height="100%" fo:background-color="#F7F7F7"/>
    </style:style>
    <style:style style:name="T77"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78"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79" style:parent-style-name="Normal" style:family="paragraph">
      <style:paragraph-properties fo:margin-top="0.0694in" fo:margin-bottom="0.0694in" fo:line-height="100%" fo:background-color="#F7F7F7"/>
    </style:style>
    <style:style style:name="T80"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81"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82"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83" style:parent-style-name="Normal" style:family="paragraph">
      <style:paragraph-properties fo:margin-top="0.0694in" fo:margin-bottom="0.0694in" fo:line-height="100%" fo:margin-left="0.75in" fo:background-color="#F7F7F7">
        <style:tab-stops/>
      </style:paragraph-properties>
      <style:text-properties style:font-name="Roboto" style:font-name-asian="Times New Roman" fo:color="#111111" fo:font-size="12pt" style:font-size-asian="12pt" style:font-size-complex="12pt" style:language-asian="en" style:country-asian="GB"/>
    </style:style>
    <style:style style:name="P84" style:parent-style-name="Normal" style:family="paragraph">
      <style:paragraph-properties fo:margin-top="0.0694in" fo:margin-bottom="0.0694in" fo:line-height="100%" fo:background-color="#F7F7F7"/>
      <style:text-properties style:font-name="Roboto" style:font-name-asian="Times New Roman" fo:font-weight="bold" style:font-weight-asian="bold" style:font-weight-complex="bold" fo:color="#111111" fo:font-size="13.5pt" style:font-size-asian="13.5pt" style:font-size-complex="13.5pt" style:language-asian="en" style:country-asian="GB"/>
    </style:style>
    <style:style style:name="P85"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86"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87"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88"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89"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90"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91"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92" style:parent-style-name="Normal" style:family="paragraph">
      <style:paragraph-properties fo:margin-top="0.125in" fo:margin-bottom="0in" fo:line-height="100%" fo:background-color="#F7F7F7"/>
      <style:text-properties style:font-name="Roboto" style:font-name-asian="Times New Roman" fo:font-weight="bold" style:font-weight-asian="bold" style:font-weight-complex="bold" fo:color="#111111" fo:font-size="13.5pt" style:font-size-asian="13.5pt" style:font-size-complex="13.5pt" style:language-asian="en" style:country-asian="GB"/>
    </style:style>
    <style:style style:name="P93" style:parent-style-name="Normal" style:family="paragraph">
      <style:paragraph-properties fo:margin-bottom="0in" fo:line-height="100%" fo:background-color="#F7F7F7"/>
    </style:style>
    <style:style style:name="T94"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95"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96"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97" style:parent-style-name="Normal" style:family="paragraph">
      <style:paragraph-properties fo:margin-bottom="0in" fo:line-height="100%" fo:background-color="#F7F7F7"/>
    </style:style>
    <style:style style:name="T98"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99"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100"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101"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102" style:parent-style-name="Normal" style:family="paragraph">
      <style:paragraph-properties fo:margin-bottom="0in" fo:line-height="100%" fo:background-color="#F7F7F7"/>
    </style:style>
    <style:style style:name="T103" style:parent-style-name="DefaultParagraphFont" style:family="text">
      <style:text-properties style:font-name="Roboto" style:font-name-asian="Times New Roman" fo:font-weight="bold" style:font-weight-asian="bold" style:font-weight-complex="bold" fo:color="#111111" fo:font-size="12pt" style:font-size-asian="12pt" style:font-size-complex="12pt" style:language-asian="en" style:country-asian="GB"/>
    </style:style>
    <style:style style:name="T104"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105" style:parent-style-name="Normal" style:family="paragraph">
      <style:paragraph-properties fo:margin-top="0.0694in" fo:margin-bottom="0.0694in" fo:line-height="100%" fo:background-color="#F7F7F7"/>
      <style:text-properties style:font-name="Roboto" style:font-name-asian="Times New Roman" fo:color="#111111" fo:font-size="12pt" style:font-size-asian="12pt" style:font-size-complex="12pt" style:language-asian="en" style:country-asian="GB"/>
    </style:style>
    <style:style style:name="P106" style:parent-style-name="Normal" style:family="paragraph">
      <style:paragraph-properties fo:margin-top="0.0694in" fo:margin-bottom="0.0694in" fo:line-height="100%" fo:background-color="#F7F7F7"/>
    </style:style>
    <style:style style:name="T107" style:parent-style-name="DefaultParagraphFont" style:family="text">
      <style:text-properties style:font-name="Roboto" style:font-name-asian="Times New Roman" fo:color="#111111" fo:font-size="12pt" style:font-size-asian="12pt" style:font-size-complex="12pt" style:language-asian="en" style:country-asian="GB"/>
    </style:style>
    <style:style style:name="P108" style:parent-style-name="Heading3" style:family="paragraph">
      <style:paragraph-properties fo:background-color="#FFFFFF"/>
      <style:text-properties style:font-name="Roboto" fo:color="#111111"/>
    </style:style>
    <style:style style:name="P109" style:parent-style-name="Normal" style:family="paragraph">
      <style:paragraph-properties fo:margin-top="0.0694in" fo:margin-bottom="0.0694in" fo:line-height="100%" fo:background-color="#F7F7F7"/>
    </style:style>
    <style:style style:name="T110" style:parent-style-name="DefaultParagraphFont" style:family="text">
      <style:text-properties style:font-name="Roboto" style:font-name-asian="Times New Roman" fo:color="#111111" fo:font-size="12pt" style:font-size-asian="12pt" style:font-size-complex="12pt" style:language-asian="en" style:country-asian="GB"/>
    </style:style>
  </office:automatic-styles>
  <office:body>
    <office:text text:use-soft-page-breaks="true">
      <text:h text:style-name="P1" text:outline-level="3">Objective:</text:h>
      <text:p text:style-name="P3">Verify the functionality and usability of the SWAG Labs website.</text:p>
      <text:list text:style-name="LFO1" text:continue-numbering="true">
        <text:list-item>
          <text:list>
            <text:list-item>
              <text:p text:style-name="P4">To ensure that the Swag Labs application is stable and reliable.</text:p>
            </text:list-item>
            <text:list-item>
              <text:p text:style-name="P5">To increase the speed of testing and reduce manual effort.</text:p>
            </text:list-item>
            <text:list-item>
              <text:p text:style-name="P6">To reduce the overall cost of testing.</text:p>
            </text:list-item>
            <text:list-item>
              <text:p text:style-name="P7">To ensure that all items added to cart are going to checkout.</text:p>
            </text:list-item>
            <text:list-item>
              <text:p text:style-name="P8">To ensure that the prices are correct.</text:p>
            </text:list-item>
          </text:list>
        </text:list-item>
      </text:list>
      <text:h text:style-name="P9" text:outline-level="3">Test Scope:</text:h>
      <text:list text:style-name="LFO1" text:continue-numbering="true">
        <text:list-item>
          <text:list>
            <text:list-item>
              <text:p text:style-name="P10">Focus on critical features: search, product browsing, checkout, and account management.</text:p>
            </text:list-item>
            <text:list-item>
              <text:p text:style-name="P11">Test across different user roles (guest, standard user, locked-out user, prime member etc.).</text:p>
            </text:list-item>
          </text:list>
        </text:list-item>
      </text:list>
      <text:h text:style-name="P12" text:outline-level="3">Testing Approach:</text:h>
      <text:list text:style-name="LFO1" text:continue-numbering="true">
        <text:list-item>
          <text:list>
            <text:list-item>
              <text:p text:style-name="P13">Functional Testing: Validate individual features and functionalities of Swag lab website.</text:p>
            </text:list-item>
            <text:list-item>
              <text:p text:style-name="P14"><text:span text:style-name="T15">End-to-End Testing: Test complete user journeys (search<text:s/></text:span><text:span text:style-name="T16">→</text:span><text:span text:style-name="T17"><text:s/>browse<text:s/></text:span><text:span text:style-name="T18">→</text:span><text:span text:style-name="T19"><text:s/>checkout).</text:span></text:p>
            </text:list-item>
            <text:list-item>
              <text:p text:style-name="P20">Regression Testing: Ensure existing features remain functional.</text:p>
            </text:list-item>
          </text:list>
        </text:list-item>
      </text:list>
      <text:h text:style-name="P21" text:outline-level="3">Test Categories:</text:h>
      <text:p text:style-name="P22"/>
      <text:p text:style-name="P23"><text:span text:style-name="T24">Search Functionality:</text:span></text:p>
      <text:list text:style-name="LFO1" text:continue-numbering="true">
        <text:list-item>
          <text:list>
            <text:list-item>
              <text:p text:style-name="P25">Verify that search results are accurate and relevant.</text:p>
            </text:list-item>
            <text:list-item>
              <text:p text:style-name="P26">Test various search queries (product names, categories, keywords).</text:p>
            </text:list-item>
            <text:list-item>
              <text:p text:style-name="P27">Validate filters and sorting options.</text:p>
            </text:list-item>
          </text:list>
        </text:list-item>
      </text:list>
      <text:p text:style-name="P28"><text:span text:style-name="T29">Product Browsing:</text:span></text:p>
      <text:list text:style-name="LFO1" text:continue-numbering="true">
        <text:list-item>
          <text:list>
            <text:list-item>
              <text:p text:style-name="P30">Ensure product pages display correct information (price, description, images).</text:p>
            </text:list-item>
            <text:list-item>
              <text:p text:style-name="P31">Test product recommendations and related items.</text:p>
            </text:list-item>
            <text:list-item>
              <text:p text:style-name="P32">Verify availability and stock status.</text:p>
            </text:list-item>
          </text:list>
        </text:list-item>
      </text:list>
      <text:p text:style-name="P33"><text:span text:style-name="T34">Checkout Process:</text:span></text:p>
      <text:list text:style-name="LFO1" text:continue-numbering="true">
        <text:list-item>
          <text:list>
            <text:list-item>
              <text:p text:style-name="P35">Add products to the cart.</text:p>
            </text:list-item>
            <text:list-item>
              <text:p text:style-name="P36">Test different payment methods (credit card, PayPal and Gpay).</text:p>
            </text:list-item>
            <text:list-item>
              <text:p text:style-name="P37">Validate order confirmation and email notifications.</text:p>
            </text:list-item>
          </text:list>
        </text:list-item>
      </text:list>
      <text:p text:style-name="P38"/>
      <text:p text:style-name="P39"/>
      <text:p text:style-name="P40"/>
      <text:soft-page-break/>
      <text:p text:style-name="P41"><text:span text:style-name="T42">Account Management:</text:span></text:p>
      <text:list text:style-name="LFO1" text:continue-numbering="true">
        <text:list-item>
          <text:list>
            <text:list-item>
              <text:p text:style-name="P43">Test user registration and login.</text:p>
            </text:list-item>
            <text:list-item>
              <text:p text:style-name="P44">Verify account settings (address, payment methods).</text:p>
            </text:list-item>
            <text:list-item>
              <text:p text:style-name="P45">Test order history and returns.</text:p>
            </text:list-item>
          </text:list>
        </text:list-item>
      </text:list>
      <text:p text:style-name="P46"/>
      <text:h text:style-name="P47" text:outline-level="3">Test data:</text:h>
      <text:p text:style-name="P48">The following test data will be used for automation testing:</text:p>
      <text:list text:style-name="LFO2" text:continue-numbering="true">
        <text:list-item>
          <text:list>
            <text:list-item>
              <text:p text:style-name="P49">Usernames and passwords</text:p>
            </text:list-item>
            <text:list-item>
              <text:p text:style-name="P50">User information (First name, Last name, Zip/Postal Code)</text:p>
            </text:list-item>
          </text:list>
        </text:list-item>
      </text:list>
      <text:h text:style-name="P51" text:outline-level="3">Test Environment:</text:h>
      <text:list text:style-name="LFO2" text:continue-numbering="true">
        <text:list-item>
          <text:p text:style-name="P52">Browsers: Chrome, Firefox, Edge</text:p>
        </text:list-item>
        <text:list-item>
          <text:p text:style-name="P53">Operating Systems: Windows, macOS,<text:s/>and Linux</text:p>
        </text:list-item>
        <text:list-item>
          <text:p text:style-name="P54"><text:span text:style-name="T55">Software Requirements</text:span><text:span text:style-name="T56">:</text:span></text:p>
          <text:list text:continue-numbering="true">
            <text:list-item>
              <text:p text:style-name="P57"><text:span text:style-name="T58">Web Browsers</text:span><text:span text:style-name="T59">:</text:span><text:span text:style-name="T60"><text:s/></text:span><text:span text:style-name="T61">Chrome, Firefox, Safari, and Internet Explorer.</text:span></text:p>
            </text:list-item>
            <text:list-item>
              <text:p text:style-name="P62"><text:span text:style-name="T63">Operating Systems</text:span><text:span text:style-name="T64">: Windows, macOS, and Linux.</text:span></text:p>
            </text:list-item>
            <text:list-item>
              <text:p text:style-name="P65"><text:span text:style-name="T66">Test Automation Tools</text:span><text:span text:style-name="T67">:<text:s/></text:span><text:span text:style-name="T68">Java,<text:s/></text:span><text:span text:style-name="T69">Selenium, Junit, Maven dependencies, BDD (Cucumber), IntelliJ IDE</text:span></text:p>
            </text:list-item>
            <text:list-item>
              <text:p text:style-name="P70"><text:span text:style-name="T71">Version Control System</text:span><text:span text:style-name="T72">: GitHub<text:s/></text:span></text:p>
            </text:list-item>
          </text:list>
        </text:list-item>
        <text:list-item>
          <text:p text:style-name="P73"><text:span text:style-name="T74">Hardware Requirements</text:span><text:span text:style-name="T75">:</text:span></text:p>
          <text:list text:continue-numbering="true">
            <text:list-item>
              <text:p text:style-name="P76"><text:span text:style-name="T77">Desktop/Laptop Machines</text:span><text:span text:style-name="T78">: Sufficient RAM, CPU, and storage for running browsers and testing tools.</text:span></text:p>
            </text:list-item>
          </text:list>
        </text:list-item>
        <text:list-item>
          <text:p text:style-name="P79"><text:span text:style-name="T80">Environment Setup</text:span><text:span text:style-name="T81">:</text:span></text:p>
          <text:list text:continue-numbering="true">
            <text:list-item>
              <text:p text:style-name="P82">The test environment (browsers, devices, OS) is configured and ready for testing.</text:p>
            </text:list-item>
          </text:list>
        </text:list-item>
      </text:list>
      <text:p text:style-name="P83"/>
      <text:p text:style-name="P84">Risks and mitigation:</text:p>
      <text:p text:style-name="P85">The following risks are identified:</text:p>
      <text:list text:style-name="LFO2" text:continue-numbering="true">
        <text:list-item>
          <text:list>
            <text:list-item>
              <text:p text:style-name="P86">Usage of real test data may lead to exposing of personal data so always recommended to use synthetic test data for test automation.</text:p>
            </text:list-item>
            <text:list-item>
              <text:p text:style-name="P87">Changes in the web elements<text:s/>can lead to element not found errors. To mitigate this risk the web locators will be organized in a different file in a dynamic way,<text:s/>and we may need some<text:s/>maintenance<text:s/>of script.</text:p>
            </text:list-item>
          </text:list>
        </text:list-item>
      </text:list>
      <text:p text:style-name="P88"/>
      <text:p text:style-name="P89"/>
      <text:p text:style-name="P90"/>
      <text:p text:style-name="P91"/>
      <text:soft-page-break/>
      <text:h text:style-name="P92" text:outline-level="3">Deliverables:</text:h>
      <text:list text:style-name="LFO3" text:continue-numbering="true">
        <text:list-item>
          <text:p text:style-name="P93"><text:span text:style-name="T94">Test Summary Report</text:span><text:span text:style-name="T95">:</text:span></text:p>
          <text:list text:continue-numbering="true">
            <text:list-item>
              <text:p text:style-name="P96">Summarizes testing activities, results, and metrics.</text:p>
            </text:list-item>
          </text:list>
        </text:list-item>
        <text:list-item>
          <text:p text:style-name="P97"><text:span text:style-name="T98">Test Closure Report</text:span><text:span text:style-name="T99">:</text:span></text:p>
          <text:list text:continue-numbering="true">
            <text:list-item>
              <text:p text:style-name="P100">Created at the end of testing.</text:p>
            </text:list-item>
            <text:list-item>
              <text:p text:style-name="P101">Includes lessons learned, unresolved issues, and recommendations.</text:p>
            </text:list-item>
          </text:list>
        </text:list-item>
        <text:list-item>
          <text:p text:style-name="P102"><text:span text:style-name="T103">Incident/defect Report</text:span><text:span text:style-name="T104">:</text:span></text:p>
          <text:list text:continue-numbering="true">
            <text:list-item>
              <text:p text:style-name="P105">Documents defects or incidents found during testing.</text:p>
            </text:list-item>
            <text:list-item>
              <text:p text:style-name="P106"><text:span text:style-name="T107">Includes details like severity, priority, and steps to reproduce.</text:span></text:p>
            </text:list-item>
          </text:list>
        </text:list-item>
      </text:list>
      <text:h text:style-name="P108" text:outline-level="3">Conclusion:</text:h>
      <text:list text:style-name="LFO3" text:continue-numbering="true">
        <text:list-item>
          <text:list>
            <text:list-item>
              <text:p text:style-name="P109"><text:span text:style-name="T110">The automation test plan outlines the strategy for automation testing of the Swag Labs application. This plan will ensure that the application is stable and reliable. The plan will also reduce the overall cost of testing and speed up the testing proces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ext-properties fo:color="#4472C4" fo:font-size="24pt" style:font-size-asian="24pt" style:font-size-complex="24pt"/>
    </style:style>
  </office:automatic-styles>
  <office:master-styles>
    <style:master-page style:name="MP0" style:page-layout-name="PL0">
      <style:header>
        <text:p text:style-name="P2">Automation Test Plan for Swag Lab</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dashiv byagi</meta:initial-creator>
    <dc:creator>sadashiv byagi</dc:creator>
    <meta:creation-date>2024-08-09T15:59:00Z</meta:creation-date>
    <dc:date>2024-08-15T21:18:00Z</dc:date>
    <meta:template xlink:href="Normal" xlink:type="simple"/>
    <meta:editing-cycles>6</meta:editing-cycles>
    <meta:editing-duration>PT7260S</meta:editing-duration>
    <meta:user-defined meta:name="GrammarlyDocumentId">bac5fbbc-12da-49a5-90e0-cd1c23566dfd</meta:user-defined>
    <meta:document-statistic meta:page-count="3" meta:paragraph-count="6" meta:word-count="479" meta:character-count="3206" meta:row-count="22" meta:non-whitespace-character-count="2733"/>
  </office:meta>
</office:document-meta>
</file>